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2A000002D58A2058E906F6429B.png" manifest:media-type="image/png"/>
  <manifest:file-entry manifest:full-path="Pictures/1000020100000512000002C3CC52B02093CFB8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259cm" draw:z-index="0"><draw:image xlink:href="Pictures/1000020100000512000002C3CC52B02093CFB88B.png" xlink:type="simple" xlink:show="embed" xlink:actuate="onLoad" loext:mime-type="image/x-vclgraphic"/></draw:frame></text:p>
      <text:p text:style-name="Standard"/>
      <text:p text:style-name="Standard"><draw:frame draw:style-name="fr1" draw:name="Image2" text:anchor-type="paragraph" svg:width="17cm" svg:height="9.322cm" draw:z-index="1"><draw:image xlink:href="Pictures/100002010000052A000002D58A2058E906F6429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07:21:18.291874888</meta:creation-date>
    <dc:date>2020-05-18T07:32:12.488892517</dc:date>
    <meta:editing-duration>PT4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